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5598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5528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1.1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0874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size="10pt" style:font-size-asian="10pt" style:font-size-complex="10pt"/>
    </style:style>
    <style:style style:name="ce4" style:family="table-cell" style:parent-style-name="Default" style:data-style-name="N14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 style:data-style-name="N143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44">
      <style:text-properties fo:font-size="10pt" style:font-size-asian="10pt" style:font-size-complex="10pt"/>
    </style:style>
    <style:style style:name="ce18" style:family="table-cell" style:parent-style-name="Default" style:data-style-name="N143">
      <style:text-properties fo:font-size="10pt" style:font-size-asian="10pt" style:font-size-complex="10pt"/>
    </style:style>
    <style:style style:name="ce1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0.8961in"/>
    </style:style>
    <style:style style:name="gr2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11"/>
        <table:table-column table:style-name="co7" table:default-cell-style-name="ce14"/>
        <table:table-column table:style-name="co9" table:default-cell-style-name="ce11"/>
        <table:table-column table:style-name="co10" table:default-cell-style-name="ce5"/>
        <table:table-column table:style-name="co7" table:default-cell-style-name="ce18"/>
        <table:table-column table:style-name="co7" table:number-columns-repeated="239" table:default-cell-style-name="ce5"/>
        <table:table-column table:style-name="co11" table:number-columns-repeated="765" table:default-cell-style-name="ce5"/>
        <table:table-row table:style-name="ro1">
          <table:table-cell table:style-name="Default">
            <draw:frame table:end-cell-address="Sheet1.F6" table:end-x="0.6028in" table:end-y="0.0232in" draw:z-index="0" draw:style-name="gr1" draw:text-style-name="P3" svg:width="4.765in" svg:height="0.8961in" svg:x="0.0138in" svg:y="0in">
              <draw:text-box>
                <text:p text:style-name="P1"><text:span text:style-name="T1">Weight of Steel Bar Stock in lb</text:span></text:p>
                <text:p text:style-name="P2"><text:span text:style-name="T2">Weight in pounds for a 1" diameter bar 1 foot long:</text:span></text:p>
                <text:p><text:span text:style-name="T3">Round: <text:s/>2.667 <text:s text:c="14"/>Hex: <text:s/>2.941 <text:s text:c="17"/>Square: <text:s/>3.396</text:span></text:p>
                <text:p><text:span text:style-name="T4">Scale by square of diameter for other sizes. <text:s/></text:span></text:p>
                <text:p><text:span text:style-name="T4">Scale by following factors for other materials:</text:span></text:p>
              </draw:text-box>
            </draw:frame>
          </table:table-cell>
          <table:table-cell table:style-name="Default" table:number-columns-repeated="5"/>
          <table:table-cell table:number-columns-repeated="9"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Default" table:number-columns-repeated="5"/>
          <table:table-cell table:style-name="ce8"/>
          <table:table-cell/>
          <table:table-cell table:style-name="ce12" office:value-type="string">
            <text:p>Steel</text:p>
          </table:table-cell>
          <table:table-cell office:value-type="float" office:value="0.283">
            <text:p>0.2830</text:p>
          </table:table-cell>
          <table:table-cell/>
          <table:table-cell table:style-name="ce17"/>
          <table:table-cell/>
          <table:table-cell table:style-name="Default" table:number-columns-repeated="10"/>
          <table:table-cell table:number-columns-repeated="994"/>
        </table:table-row>
        <table:table-row table:style-name="ro2">
          <table:table-cell table:style-name="Default" table:number-columns-repeated="7"/>
          <table:table-cell table:style-name="ce13"/>
          <table:table-cell table:style-name="ce15"/>
          <table:table-cell table:style-name="ce13" table:number-columns-repeated="2"/>
          <table:table-cell table:style-name="ce15"/>
          <table:table-cell table:style-name="Default" table:number-columns-repeated="10"/>
          <table:table-cell table:style-name="ce13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 table:number-columns-repeated="2"/>
          <table:table-cell table:style-name="ce16" office:value-type="string">
            <text:p>Densities, lb/in^3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table:style-name="ce12" office:value-type="string">
            <text:p>Aluminum</text:p>
          </table:table-cell>
          <table:table-cell office:value-type="float" office:value="0.0975">
            <text:p>0.0975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4">
          <table:table-cell table:style-name="Default" table:number-columns-repeated="7"/>
          <table:table-cell table:style-name="ce12"/>
          <table:table-cell table:number-columns-repeated="2"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1" office:value-type="string">
            <text:p>Aluminum</text:p>
          </table:table-cell>
          <table:table-cell table:style-name="ce4" table:formula="of:=[.I5]/[.$I$2]" office:value-type="float" office:value="0.34452296819788">
            <text:p>0.345</text:p>
          </table:table-cell>
          <table:table-cell table:style-name="ce2" office:value-type="string">
            <text:p>Solder 50-50</text:p>
          </table:table-cell>
          <table:table-cell table:style-name="ce4" table:formula="of:=[.I22]/[.$I$2]" office:value-type="float" office:value="1.13321554770318">
            <text:p>1.133</text:p>
          </table:table-cell>
          <table:table-cell table:style-name="ce2" office:value-type="string">
            <text:p>Black cherry</text:p>
          </table:table-cell>
          <table:table-cell table:style-name="ce9" table:formula="of:=[.I38]/[.$I$2]" office:value-type="float" office:value="0.0717314487632509">
            <text:p>0.0717</text:p>
          </table:table-cell>
          <table:table-cell table:style-name="Default"/>
          <table:table-cell table:style-name="ce12" office:value-type="string">
            <text:p>Brass</text:p>
          </table:table-cell>
          <table:table-cell office:value-type="float" office:value="0.307">
            <text:p>0.30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1" office:value-type="string">
            <text:p>Brass</text:p>
          </table:table-cell>
          <table:table-cell table:style-name="ce4" table:formula="of:=[.I7]/[.$I$2]" office:value-type="float" office:value="1.08480565371025">
            <text:p>1.085</text:p>
          </table:table-cell>
          <table:table-cell table:style-name="ce2" office:value-type="string">
            <text:p>Stainless 304</text:p>
          </table:table-cell>
          <table:table-cell table:style-name="ce4" table:formula="of:=[.I23]/[.$I$2]" office:value-type="float" office:value="1.02226148409894">
            <text:p>1.022</text:p>
          </table:table-cell>
          <table:table-cell table:style-name="ce2" office:value-type="string">
            <text:p>Douglas fir</text:p>
          </table:table-cell>
          <table:table-cell table:style-name="ce9" table:formula="of:=[.I39]/[.$I$2]" office:value-type="float" office:value="0.0696113074204947">
            <text:p>0.0696</text:p>
          </table:table-cell>
          <table:table-cell table:style-name="Default"/>
          <table:table-cell office:value-type="string">
            <text:p>Bronze</text:p>
          </table:table-cell>
          <table:table-cell office:value-type="float" office:value="0.317">
            <text:p>0.31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Bronze</text:p>
          </table:table-cell>
          <table:table-cell table:style-name="ce4" table:formula="of:=[.I8]/[.$I$2]" office:value-type="float" office:value="1.12014134275618">
            <text:p>1.120</text:p>
          </table:table-cell>
          <table:table-cell table:style-name="ce2" office:value-type="string">
            <text:p>Tantalum</text:p>
          </table:table-cell>
          <table:table-cell table:style-name="ce4" table:formula="of:=[.I24]/[.$I$2]" office:value-type="float" office:value="2.11943462897526">
            <text:p>2.119</text:p>
          </table:table-cell>
          <table:table-cell table:style-name="ce2" office:value-type="string">
            <text:p>Maple</text:p>
          </table:table-cell>
          <table:table-cell table:style-name="ce9" table:formula="of:=[.I40]/[.$I$2]" office:value-type="float" office:value="0.0777385159010601">
            <text:p>0.0777</text:p>
          </table:table-cell>
          <table:table-cell table:style-name="Default"/>
          <table:table-cell office:value-type="string">
            <text:p>Cast iron</text:p>
          </table:table-cell>
          <table:table-cell office:value-type="float" office:value="0.266">
            <text:p>0.266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ast iron</text:p>
          </table:table-cell>
          <table:table-cell table:style-name="ce4" table:formula="of:=[.I9]/[.$I$2]" office:value-type="float" office:value="0.939929328621908">
            <text:p>0.940</text:p>
          </table:table-cell>
          <table:table-cell table:style-name="ce2" office:value-type="string">
            <text:p>Tin</text:p>
          </table:table-cell>
          <table:table-cell table:style-name="ce4" table:formula="of:=[.I25]/[.$I$2]" office:value-type="float" office:value="0.930388692579505">
            <text:p>0.930</text:p>
          </table:table-cell>
          <table:table-cell table:style-name="ce2" office:value-type="string">
            <text:p>Oak</text:p>
          </table:table-cell>
          <table:table-cell table:style-name="ce9" table:formula="of:=[.I41]/[.$I$2]" office:value-type="float" office:value="0.0918727915194346">
            <text:p>0.0919</text:p>
          </table:table-cell>
          <table:table-cell table:style-name="Default"/>
          <table:table-cell office:value-type="string">
            <text:p>Chromium</text:p>
          </table:table-cell>
          <table:table-cell office:value-type="float" office:value="0.25">
            <text:p>0.250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hromium</text:p>
          </table:table-cell>
          <table:table-cell table:style-name="ce4" table:formula="of:=[.I10]/[.$I$2]" office:value-type="float" office:value="0.88339222614841">
            <text:p>0.883</text:p>
          </table:table-cell>
          <table:table-cell table:style-name="ce2" office:value-type="string">
            <text:p>Titanium</text:p>
          </table:table-cell>
          <table:table-cell table:style-name="ce4" table:formula="of:=[.I26]/[.$I$2]" office:value-type="float" office:value="0.572791519434629">
            <text:p>0.573</text:p>
          </table:table-cell>
          <table:table-cell table:style-name="ce2" office:value-type="string">
            <text:p>Pine</text:p>
          </table:table-cell>
          <table:table-cell table:style-name="ce9" table:formula="of:=[.I42]/[.$I$2]" office:value-type="float" office:value="0.0551236749116608">
            <text:p>0.0551</text:p>
          </table:table-cell>
          <table:table-cell table:style-name="Default"/>
          <table:table-cell office:value-type="string">
            <text:p>Cobalt</text:p>
          </table:table-cell>
          <table:table-cell office:value-type="float" office:value="0.3145">
            <text:p>0.3145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obalt</text:p>
          </table:table-cell>
          <table:table-cell table:style-name="ce4" table:formula="of:=[.I11]/[.$I$2]" office:value-type="float" office:value="1.1113074204947">
            <text:p>1.111</text:p>
          </table:table-cell>
          <table:table-cell table:style-name="ce2" office:value-type="string">
            <text:p>Tungsten</text:p>
          </table:table-cell>
          <table:table-cell table:style-name="ce4" table:formula="of:=[.I27]/[.$I$2]" office:value-type="float" office:value="2.39222614840989">
            <text:p>2.392</text:p>
          </table:table-cell>
          <table:table-cell table:style-name="ce2" office:value-type="string">
            <text:p>Glass</text:p>
          </table:table-cell>
          <table:table-cell table:style-name="ce4" table:formula="of:=[.I43]/[.$I$2]" office:value-type="float" office:value="0.331095406360424">
            <text:p>0.331</text:p>
          </table:table-cell>
          <table:table-cell table:style-name="Default"/>
          <table:table-cell office:value-type="string">
            <text:p>Copper</text:p>
          </table:table-cell>
          <table:table-cell office:value-type="float" office:value="0.321">
            <text:p>0.321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Copper</text:p>
          </table:table-cell>
          <table:table-cell table:style-name="ce4" table:formula="of:=[.I12]/[.$I$2]" office:value-type="float" office:value="1.13427561837456">
            <text:p>1.134</text:p>
          </table:table-cell>
          <table:table-cell table:style-name="ce2" office:value-type="string">
            <text:p>Zinc</text:p>
          </table:table-cell>
          <table:table-cell table:style-name="ce4" table:formula="of:=[.I28]/[.$I$2]" office:value-type="float" office:value="0.908127208480565">
            <text:p>0.908</text:p>
          </table:table-cell>
          <table:table-cell table:style-name="ce2" office:value-type="string">
            <text:p>Marble</text:p>
          </table:table-cell>
          <table:table-cell table:style-name="ce4" table:formula="of:=[.I44]/[.$I$2]" office:value-type="float" office:value="0.343462897526502">
            <text:p>0.343</text:p>
          </table:table-cell>
          <table:table-cell table:style-name="Default"/>
          <table:table-cell office:value-type="string">
            <text:p>Gold</text:p>
          </table:table-cell>
          <table:table-cell office:value-type="float" office:value="0.6969">
            <text:p>0.6969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Gold</text:p>
          </table:table-cell>
          <table:table-cell table:style-name="ce4" table:formula="of:=[.I13]/[.$I$2]" office:value-type="float" office:value="2.46254416961131">
            <text:p>2.463</text:p>
          </table:table-cell>
          <table:table-cell table:style-name="ce2" office:value-type="string">
            <text:p>ABS</text:p>
          </table:table-cell>
          <table:table-cell table:style-name="ce4" table:formula="of:=[.I29]/[.$I$2]" office:value-type="float" office:value="0.136395759717314">
            <text:p>0.136</text:p>
          </table:table-cell>
          <table:table-cell table:style-name="ce6" table:number-columns-repeated="2"/>
          <table:table-cell table:style-name="Default"/>
          <table:table-cell office:value-type="string">
            <text:p>Lead</text:p>
          </table:table-cell>
          <table:table-cell office:value-type="float" office:value="0.4096">
            <text:p>0.4096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Lead</text:p>
          </table:table-cell>
          <table:table-cell table:style-name="ce4" table:formula="of:=[.I14]/[.$I$2]" office:value-type="float" office:value="1.44734982332155">
            <text:p>1.447</text:p>
          </table:table-cell>
          <table:table-cell table:style-name="ce2" office:value-type="string">
            <text:p>Acrylic</text:p>
          </table:table-cell>
          <table:table-cell table:style-name="ce4" table:formula="of:=[.I30]/[.$I$2]" office:value-type="float" office:value="0.150530035335689">
            <text:p>0.151</text:p>
            <draw:frame table:end-cell-address="Sheet1.F22" table:end-x="0.3535in" table:end-y="0.1571in" draw:z-index="1" draw:style-name="gr2" svg:width="1.4547in" svg:height="1.1413in" svg:x="0.5291in" svg:y="0.1295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" table:number-columns-repeated="2"/>
          <table:table-cell table:style-name="Default"/>
          <table:table-cell office:value-type="string">
            <text:p>Magnesium</text:p>
          </table:table-cell>
          <table:table-cell office:value-type="float" office:value="0.0628">
            <text:p>0.0628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agnesium</text:p>
          </table:table-cell>
          <table:table-cell table:style-name="ce4" table:formula="of:=[.I15]/[.$I$2]" office:value-type="float" office:value="0.221908127208481">
            <text:p>0.222</text:p>
          </table:table-cell>
          <table:table-cell table:style-name="ce2" office:value-type="string">
            <text:p>Delrin</text:p>
          </table:table-cell>
          <table:table-cell table:style-name="ce4" table:formula="of:=[.I31]/[.$I$2]" office:value-type="float" office:value="0.182332155477032">
            <text:p>0.182</text:p>
          </table:table-cell>
          <table:table-cell table:style-name="ce6" table:number-columns-repeated="2"/>
          <table:table-cell table:style-name="Default"/>
          <table:table-cell office:value-type="string">
            <text:p>Mercury</text:p>
          </table:table-cell>
          <table:table-cell office:value-type="float" office:value="0.4892">
            <text:p>0.4892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ercury</text:p>
          </table:table-cell>
          <table:table-cell table:style-name="ce4" table:formula="of:=[.I16]/[.$I$2]" office:value-type="float" office:value="1.72862190812721">
            <text:p>1.729</text:p>
          </table:table-cell>
          <table:table-cell table:style-name="ce2" office:value-type="string">
            <text:p>Epoxy</text:p>
          </table:table-cell>
          <table:table-cell table:style-name="ce4" table:formula="of:=[.I32]/[.$I$2]" office:value-type="float" office:value="0.142049469964664">
            <text:p>0.142</text:p>
          </table:table-cell>
          <table:table-cell table:style-name="ce6" table:number-columns-repeated="2"/>
          <table:table-cell table:style-name="Default"/>
          <table:table-cell office:value-type="string">
            <text:p>Molybdenum</text:p>
          </table:table-cell>
          <table:table-cell office:value-type="float" office:value="0.3683">
            <text:p>0.3683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olybdenum</text:p>
          </table:table-cell>
          <table:table-cell table:style-name="ce4" table:formula="of:=[.I17]/[.$I$2]" office:value-type="float" office:value="1.30141342756184">
            <text:p>1.301</text:p>
          </table:table-cell>
          <table:table-cell table:style-name="ce2" office:value-type="string">
            <text:p>Melamine</text:p>
          </table:table-cell>
          <table:table-cell table:style-name="ce4" table:formula="of:=[.I33]/[.$I$2]" office:value-type="float" office:value="0.190812720848057">
            <text:p>0.191</text:p>
          </table:table-cell>
          <table:table-cell table:style-name="ce6" table:number-columns-repeated="2"/>
          <table:table-cell table:style-name="Default"/>
          <table:table-cell office:value-type="string">
            <text:p>Monel</text:p>
          </table:table-cell>
          <table:table-cell office:value-type="float" office:value="0.305">
            <text:p>0.305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Monel</text:p>
          </table:table-cell>
          <table:table-cell table:style-name="ce4" table:formula="of:=[.I18]/[.$I$2]" office:value-type="float" office:value="1.07773851590106">
            <text:p>1.078</text:p>
          </table:table-cell>
          <table:table-cell table:style-name="ce2" office:value-type="string">
            <text:p>Nylon</text:p>
          </table:table-cell>
          <table:table-cell table:style-name="ce4" table:formula="of:=[.I34]/[.$I$2]" office:value-type="float" office:value="0.145229681978799">
            <text:p>0.145</text:p>
          </table:table-cell>
          <table:table-cell table:style-name="ce6" table:number-columns-repeated="2"/>
          <table:table-cell table:style-name="Default"/>
          <table:table-cell office:value-type="string">
            <text:p>Nickel</text:p>
          </table:table-cell>
          <table:table-cell office:value-type="float" office:value="0.318">
            <text:p>0.318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Nickel</text:p>
          </table:table-cell>
          <table:table-cell table:style-name="ce4" table:formula="of:=[.I19]/[.$I$2]" office:value-type="float" office:value="1.12367491166078">
            <text:p>1.124</text:p>
          </table:table-cell>
          <table:table-cell table:style-name="ce2" office:value-type="string">
            <text:p>Polystyrene</text:p>
          </table:table-cell>
          <table:table-cell table:style-name="ce4" table:formula="of:=[.I35]/[.$I$2]" office:value-type="float" office:value="0.134982332155477">
            <text:p>0.135</text:p>
          </table:table-cell>
          <table:table-cell table:style-name="ce6" table:number-columns-repeated="2"/>
          <table:table-cell table:style-name="Default"/>
          <table:table-cell office:value-type="string">
            <text:p>Platinum</text:p>
          </table:table-cell>
          <table:table-cell office:value-type="float" office:value="0.7717">
            <text:p>0.7717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Platinum</text:p>
          </table:table-cell>
          <table:table-cell table:style-name="ce4" table:formula="of:=[.I20]/[.$I$2]" office:value-type="float" office:value="2.72685512367491">
            <text:p>2.727</text:p>
          </table:table-cell>
          <table:table-cell table:style-name="ce2" office:value-type="string">
            <text:p>PVC</text:p>
          </table:table-cell>
          <table:table-cell table:style-name="ce4" table:formula="of:=[.I36]/[.$I$2]" office:value-type="float" office:value="0.176678445229682">
            <text:p>0.177</text:p>
          </table:table-cell>
          <table:table-cell table:style-name="ce6" table:number-columns-repeated="2"/>
          <table:table-cell table:style-name="Default"/>
          <table:table-cell office:value-type="string">
            <text:p>Silver</text:p>
          </table:table-cell>
          <table:table-cell office:value-type="float" office:value="0.377">
            <text:p>0.37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ce2" office:value-type="string">
            <text:p>Silver</text:p>
          </table:table-cell>
          <table:table-cell table:style-name="ce4" table:formula="of:=[.I21]/[.$I$2]" office:value-type="float" office:value="1.3321554770318">
            <text:p>1.332</text:p>
          </table:table-cell>
          <table:table-cell table:style-name="ce2" office:value-type="string">
            <text:p>Teflon</text:p>
          </table:table-cell>
          <table:table-cell table:style-name="ce4" table:formula="of:=[.I37]/[.$I$2]" office:value-type="float" office:value="0.280565371024735">
            <text:p>0.281</text:p>
          </table:table-cell>
          <table:table-cell table:style-name="ce6" table:number-columns-repeated="2"/>
          <table:table-cell table:style-name="Default"/>
          <table:table-cell office:value-type="string">
            <text:p>Solder 50-50</text:p>
          </table:table-cell>
          <table:table-cell office:value-type="float" office:value="0.3207">
            <text:p>0.3207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5">
          <table:table-cell table:style-name="Default" table:number-columns-repeated="7"/>
          <table:table-cell office:value-type="string">
            <text:p>Stainless 304</text:p>
          </table:table-cell>
          <table:table-cell office:value-type="float" office:value="0.2893">
            <text:p>0.2893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6">
          <table:table-cell table:style-name="Default" table:number-columns-repeated="7"/>
          <table:table-cell office:value-type="string">
            <text:p>Tantalum</text:p>
          </table:table-cell>
          <table:table-cell office:value-type="float" office:value="0.5998">
            <text:p>0.5998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office:value-type="string">
            <text:p>Tin</text:p>
          </table:table-cell>
          <table:table-cell office:value-type="float" office:value="0.2633">
            <text:p>0.2633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7"/>
          <table:table-cell office:value-type="string">
            <text:p>Titanium</text:p>
          </table:table-cell>
          <table:table-cell office:value-type="float" office:value="0.1621">
            <text:p>0.1621</text:p>
          </table:table-cell>
          <table:table-cell/>
          <table:table-cell table:style-name="ce11"/>
          <table:table-cell table:style-name="ce14"/>
          <table:table-cell table:style-name="Default" table:number-columns-repeated="10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Tungsten</text:p>
          </table:table-cell>
          <table:table-cell office:value-type="float" office:value="0.677">
            <text:p>0.67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Zinc</text:p>
          </table:table-cell>
          <table:table-cell office:value-type="float" office:value="0.257">
            <text:p>0.2570</text:p>
          </table:table-cell>
          <table:table-cell/>
          <table:table-cell table:style-name="Default" table:number-columns-repeated="12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ABS</text:p>
          </table:table-cell>
          <table:table-cell office:value-type="float" office:value="0.0386">
            <text:p>0.0386</text:p>
          </table:table-cell>
          <table:table-cell/>
          <table:table-cell table:style-name="ce11"/>
          <table:table-cell table:style-name="ce14"/>
          <table:table-cell table:style-name="ce19"/>
          <table:table-cell table:style-name="ce20" table:number-columns-repeated="2"/>
          <table:table-cell table:style-name="Default" table:number-columns-repeated="7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Acrylic</text:p>
          </table:table-cell>
          <table:table-cell office:value-type="float" office:value="0.0426">
            <text:p>0.0426</text:p>
          </table:table-cell>
          <table:table-cell/>
          <table:table-cell table:style-name="ce11"/>
          <table:table-cell table:style-name="Default" table:number-columns-repeated="11"/>
          <table:table-cell table:style-name="ce11" table:number-columns-repeated="22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Delrin</text:p>
          </table:table-cell>
          <table:table-cell office:value-type="float" office:value="0.0516">
            <text:p>0.0516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Epoxy</text:p>
          </table:table-cell>
          <table:table-cell office:value-type="float" office:value="0.0402">
            <text:p>0.0402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Melamine</text:p>
          </table:table-cell>
          <table:table-cell office:value-type="float" office:value="0.054">
            <text:p>0.0540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Nylon</text:p>
          </table:table-cell>
          <table:table-cell office:value-type="float" office:value="0.0411">
            <text:p>0.0411</text:p>
          </table:table-cell>
          <table:table-cell/>
          <table:table-cell table:style-name="ce11"/>
          <table:table-cell table:style-name="Default" table:number-columns-repeated="4"/>
          <table:table-cell table:style-name="ce21"/>
          <table:table-cell table:style-name="ce11" table:number-columns-repeated="235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8"/>
          <table:table-cell table:style-name="Default"/>
          <table:table-cell office:value-type="string">
            <text:p>Polystyrene</text:p>
          </table:table-cell>
          <table:table-cell office:value-type="float" office:value="0.0382">
            <text:p>0.0382</text:p>
          </table:table-cell>
          <table:table-cell/>
          <table:table-cell table:style-name="ce11"/>
          <table:table-cell table:style-name="Default" table:number-columns-repeated="4"/>
          <table:table-cell table:style-name="ce11" table:number-columns-repeated="236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PVC</text:p>
          </table:table-cell>
          <table:table-cell office:value-type="float" office:value="0.05">
            <text:p>0.0500</text:p>
          </table:table-cell>
          <table:table-cell/>
          <table:table-cell table:style-name="ce11"/>
          <table:table-cell table:style-name="Default" table:number-columns-repeated="4"/>
          <table:table-cell table:style-name="ce11" table:number-columns-repeated="236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Teflon</text:p>
          </table:table-cell>
          <table:table-cell office:value-type="float" office:value="0.0794">
            <text:p>0.0794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Black cherry</text:p>
          </table:table-cell>
          <table:table-cell office:value-type="float" office:value="0.0203">
            <text:p>0.0203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Douglas fir</text:p>
          </table:table-cell>
          <table:table-cell office:value-type="float" office:value="0.0197">
            <text:p>0.0197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Maple</text:p>
          </table:table-cell>
          <table:table-cell office:value-type="float" office:value="0.022">
            <text:p>0.0220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Oak</text:p>
          </table:table-cell>
          <table:table-cell office:value-type="float" office:value="0.026">
            <text:p>0.0260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Pine</text:p>
          </table:table-cell>
          <table:table-cell office:value-type="float" office:value="0.0156">
            <text:p>0.0156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Glass</text:p>
          </table:table-cell>
          <table:table-cell office:value-type="float" office:value="0.0937">
            <text:p>0.0937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>
          <table:table-cell table:style-name="Default" table:number-columns-repeated="5"/>
          <table:table-cell table:style-name="ce10"/>
          <table:table-cell table:style-name="ce11"/>
          <table:table-cell office:value-type="string">
            <text:p>Marble</text:p>
          </table:table-cell>
          <table:table-cell office:value-type="float" office:value="0.0972">
            <text:p>0.0972</text:p>
          </table:table-cell>
          <table:table-cell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3" table:number-rows-repeated="5">
          <table:table-cell table:style-name="Default" table:number-columns-repeated="5"/>
          <table:table-cell table:style-name="ce10"/>
          <table:table-cell table:style-name="ce11"/>
          <table:table-cell table:number-columns-repeated="3"/>
          <table:table-cell table:style-name="ce11"/>
          <table:table-cell table:style-name="ce14"/>
          <table:table-cell table:style-name="ce11" table:number-columns-repeated="239"/>
          <table:table-cell table:number-columns-repeated="765"/>
        </table:table-row>
        <table:table-row table:style-name="ro2" table:number-rows-repeated="65486">
          <table:table-cell table:number-columns-repeated="1016"/>
        </table:table-row>
        <table:table-row table:style-name="ro2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in" fo:margin-bottom="0.2in" fo:margin-left="0.5in" fo:margin-right="0.3in" style:first-page-number="continue" style:scale-to="100%" style:writing-mode="lr-tb"/>
      <style:header-style>
        <style:header-footer-properties fo:min-height="0.2957in" fo:margin-left="0.478in" fo:margin-right="0.498in" fo:margin-bottom="0in"/>
      </style:header-style>
      <style:footer-style>
        <style:header-footer-properties fo:min-height="0.2957in" fo:margin-left="0.478in" fo:margin-right="0.4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6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6:37:23.95</meta:creation-date>
    <dc:language>en-US</dc:language>
    <meta:editing-cycles>1</meta:editing-cycles>
    <meta:editing-duration>PT00H00M00S</meta:editing-duration>
    <meta:document-statistic meta:table-count="1" meta:cell-count="1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variant="bold">
      <mrow>
        <mstyle mathsize="11pt">
          <mrow>
            <mtable>
              <mtr>
                <mtd>
                  <mtext>Volume formulas</mtext>
                </mtd>
              </mtr>
              <mtr>
                <mtd>
                  <mtext>D in inches</mtext>
                </mtd>
              </mtr>
              <mtr>
                <mtd>
                  <mtext>Length = 12 inches</mtext>
                </mtd>
              </mtr>
              <mtr>
                <mtd>
                  <mrow>
                    <mtext>Round </mtext>
                    <mi/>
                    <mn>3</mn>
                    <mo stretchy="false">π</mo>
                    <msup>
                      <mi>D</mi>
                      <mn>2</mn>
                    </msup>
                  </mrow>
                </mtd>
              </mtr>
              <mtr>
                <mtd>
                  <mrow>
                    <mtext>Hex </mtext>
                    <mi/>
                    <mn>6</mn>
                    <msqrt>
                      <mn>3</mn>
                    </msqrt>
                    <msup>
                      <mi>D</mi>
                      <mn>2</mn>
                    </msup>
                  </mrow>
                </mtd>
              </mtr>
              <mtr>
                <mtd>
                  <mrow>
                    <mtext>Square </mtext>
                    <mi/>
                    <mn>12</mn>
                    <msup>
                      <mi>D</mi>
                      <mn>2</mn>
                    </msup>
                  </mrow>
                </mtd>
              </mtr>
            </mtable>
          </mrow>
        </mstyle>
      </mrow>
    </mstyle>
    <annotation encoding="StarMath 5.0">bold size 11 stack {
alignl "Volume formulas" #
alignl "D in inches"#
alignl "Length = 12 inches" #
alignl "Round " ~~~ 3 %pi D^2 #
alignl "Hex " ~~~~~ 6 sqrt{3} D^2 #
alignl "Square " ~~~ 12 D^2
}
</annotation>
  </semantics>
</math>
</file>